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Roman" fo:font-size="16pt" officeooo:rsid="0007572b" officeooo:paragraph-rsid="0007572b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Latin Modern Roman" fo:font-size="16pt" officeooo:rsid="0007572b" officeooo:paragraph-rsid="0007572b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atin Modern Roman" fo:font-size="16pt" fo:font-weight="bold" officeooo:rsid="0007572b" officeooo:paragraph-rsid="0007572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in Modern Roman" fo:font-size="16pt" fo:font-weight="bold" officeooo:rsid="00082cf1" officeooo:paragraph-rsid="00082cf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atin Modern Roman" fo:font-size="16pt" fo:font-weight="bold" officeooo:rsid="00092259" officeooo:paragraph-rsid="0009225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atin Modern Roman" fo:font-size="16pt" fo:font-weight="bold" officeooo:rsid="000ecbba" officeooo:paragraph-rsid="000ecbba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092259" officeooo:paragraph-rsid="00092259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092259" officeooo:paragraph-rsid="0009225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a91de" officeooo:paragraph-rsid="000a91d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d1274" officeooo:paragraph-rsid="000d127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92259" officeooo:paragraph-rsid="00092259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0a91de" officeooo:paragraph-rsid="000a91de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0a91de" officeooo:paragraph-rsid="000acbb8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0acbb8" officeooo:paragraph-rsid="000acbb8" style:font-size-asian="10.5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normal" officeooo:rsid="000c86e3" officeooo:paragraph-rsid="000c86e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c86e3" officeooo:paragraph-rsid="000c86e3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Times New Roman" fo:font-size="12pt" fo:font-weight="normal" officeooo:rsid="000d1274" officeooo:paragraph-rsid="000d127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cbba" officeooo:paragraph-rsid="000ecbb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paragraph-rsid="0007572b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082cf1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rsid="00082cf1" officeooo:paragraph-rsid="00082cf1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normal" officeooo:rsid="000ecbba" officeooo:paragraph-rsid="000ecbb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7572b"/>
    </style:style>
    <style:style style:name="P24" style:family="paragraph" style:parent-style-name="Standard">
      <style:paragraph-properties fo:text-align="justify" style:justify-single-word="false"/>
      <style:text-properties officeooo:paragraph-rsid="00082cf1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0a91de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0acbb8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0acbb8"/>
    </style:style>
    <style:style style:name="P28" style:family="paragraph" style:parent-style-name="Standard" style:list-style-name="L4">
      <style:paragraph-properties fo:text-align="justify" style:justify-single-word="false"/>
      <style:text-properties officeooo:paragraph-rsid="000acbb8"/>
    </style:style>
    <style:style style:name="P29" style:family="paragraph" style:parent-style-name="Standard" style:list-style-name="L6">
      <style:paragraph-properties fo:text-align="justify" style:justify-single-word="false"/>
      <style:text-properties officeooo:paragraph-rsid="000bce0d"/>
    </style:style>
    <style:style style:name="P30" style:family="paragraph" style:parent-style-name="Standard" style:list-style-name="L7">
      <style:paragraph-properties fo:text-align="justify" style:justify-single-word="false"/>
      <style:text-properties officeooo:paragraph-rsid="000d1274"/>
    </style:style>
    <style:style style:name="P31" style:family="paragraph" style:parent-style-name="Standard" style:list-style-name="L7">
      <style:paragraph-properties fo:text-align="justify" style:justify-single-word="false"/>
      <style:text-properties officeooo:paragraph-rsid="000e50ee"/>
    </style:style>
    <style:style style:name="P32" style:family="paragraph" style:parent-style-name="Standard">
      <style:paragraph-properties fo:text-align="justify" style:justify-single-word="false"/>
      <style:text-properties officeooo:paragraph-rsid="000ecbba"/>
    </style:style>
    <style:style style:name="P33" style:family="paragraph" style:parent-style-name="Standard">
      <style:paragraph-properties fo:text-align="justify" style:justify-single-word="false"/>
      <style:text-properties officeooo:rsid="0007572b" officeooo:paragraph-rsid="0007572b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0acbb8" officeooo:paragraph-rsid="000acbb8" style:font-weight-asian="bold" style:font-weight-complex="bold"/>
    </style:style>
    <style:style style:name="P35" style:family="paragraph" style:parent-style-name="Standard" style:list-style-name="L5">
      <style:paragraph-properties fo:text-align="justify" style:justify-single-word="false"/>
      <style:text-properties fo:font-weight="bold" officeooo:rsid="000acbb8" officeooo:paragraph-rsid="000acbb8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0ecbba" officeooo:paragraph-rsid="000ecbba" style:font-weight-asian="bold" style:font-weight-complex="bold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0acbb8" officeooo:paragraph-rsid="000acbb8"/>
    </style:style>
    <style:style style:name="P38" style:family="paragraph" style:parent-style-name="Standard">
      <style:paragraph-properties fo:text-align="justify" style:justify-single-word="false"/>
      <style:text-properties officeooo:rsid="000acbb8" officeooo:paragraph-rsid="000acbb8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0acbb8" officeooo:paragraph-rsid="000acbb8"/>
    </style:style>
    <style:style style:name="P40" style:family="paragraph" style:parent-style-name="Standard" style:list-style-name="L6">
      <style:paragraph-properties fo:text-align="justify" style:justify-single-word="false"/>
      <style:text-properties fo:font-weight="normal" officeooo:rsid="000bce0d" officeooo:paragraph-rsid="000bce0d" style:font-weight-asian="normal" style:font-weight-complex="normal"/>
    </style:style>
    <style:style style:name="P41" style:family="paragraph" style:parent-style-name="Standard" style:list-style-name="L8">
      <style:paragraph-properties fo:text-align="justify" style:justify-single-word="false"/>
      <style:text-properties fo:font-weight="normal" officeooo:rsid="000ecbba" officeooo:paragraph-rsid="000ecbba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0ecbba" officeooo:paragraph-rsid="000ecbba" style:font-weight-asian="normal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officeooo:rsid="000bce0d" officeooo:paragraph-rsid="000bce0d"/>
    </style:style>
    <style:style style:name="P44" style:family="paragraph" style:parent-style-name="Standard" style:list-style-name="L7">
      <style:paragraph-properties fo:text-align="justify" style:justify-single-word="false"/>
      <style:text-properties officeooo:rsid="000d1274" officeooo:paragraph-rsid="000d1274"/>
    </style:style>
    <style:style style:name="P45" style:family="paragraph" style:parent-style-name="Standard" style:list-style-name="L7">
      <style:paragraph-properties fo:text-align="justify" style:justify-single-word="false"/>
      <style:text-properties officeooo:rsid="000e50ee" officeooo:paragraph-rsid="000e50ee"/>
    </style:style>
    <style:style style:name="P46" style:family="paragraph" style:parent-style-name="Standard">
      <style:paragraph-properties fo:text-align="justify" style:justify-single-word="false"/>
      <style:text-properties officeooo:rsid="000e50ee" officeooo:paragraph-rsid="000e50ee"/>
    </style:style>
    <style:style style:name="T1" style:family="text">
      <style:text-properties officeooo:rsid="0007572b"/>
    </style:style>
    <style:style style:name="T2" style:family="text">
      <style:text-properties style:font-name="Times New Roman" fo:font-size="12pt" style:font-size-asian="10.5pt" style:font-size-complex="12pt"/>
    </style:style>
    <style:style style:name="T3" style:family="text">
      <style:text-properties style:font-name="Times New Roman" fo:font-size="12pt" officeooo:rsid="0007572b" style:font-size-asian="10.5pt" style:font-size-complex="12pt"/>
    </style:style>
    <style:style style:name="T4" style:family="text">
      <style:text-properties style:font-name="Times New Roman" fo:font-size="12pt" officeooo:rsid="00082cf1" style:font-size-asian="10.5pt" style:font-size-complex="12pt"/>
    </style:style>
    <style:style style:name="T5" style:family="text">
      <style:text-properties style:font-name="Times New Roman" fo:font-size="12pt" officeooo:rsid="000f08d6" style:font-size-asian="10.5pt" style:font-size-complex="12pt"/>
    </style:style>
    <style:style style:name="T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0a91de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0acbb8" style:font-size-asian="10.5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0bce0d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0c86e3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0d1274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0e50ee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0ecbba" style:font-size-asian="10.5pt" style:font-weight-asian="normal" style:font-size-complex="12pt" style:font-weight-complex="normal"/>
    </style:style>
    <style:style style:name="T14" style:family="text">
      <style:text-properties style:font-name="Times New Roman" officeooo:rsid="00082cf1"/>
    </style:style>
    <style:style style:name="T15" style:family="text">
      <style:text-properties style:font-name="serif" fo:font-size="12pt" officeooo:rsid="0007572b"/>
    </style:style>
    <style:style style:name="T16" style:family="text">
      <style:text-properties fo:font-size="12pt"/>
    </style:style>
    <style:style style:name="T17" style:family="text">
      <style:text-properties fo:font-size="12pt" officeooo:rsid="0007572b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officeooo:rsid="00082cf1"/>
    </style:style>
    <style:style style:name="T20" style:family="text">
      <style:text-properties style:font-name="Latin Modern Roman" fo:font-size="14pt" fo:font-weight="normal" officeooo:rsid="00082cf1" style:font-size-asian="12.25pt" style:font-weight-asian="normal" style:font-size-complex="14pt" style:font-weight-complex="normal"/>
    </style:style>
    <style:style style:name="T21" style:family="text">
      <style:text-properties style:font-name="Latin Modern Roman" fo:font-size="16pt" fo:font-weight="bold" officeooo:rsid="000ecbba" style:font-size-asian="14pt" style:font-weight-asian="bold" style:font-size-complex="16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82cf1" style:font-weight-asian="normal" style:font-weight-complex="normal"/>
    </style:style>
    <style:style style:name="T24" style:family="text">
      <style:text-properties officeooo:rsid="000a91de"/>
    </style:style>
    <style:style style:name="T25" style:family="text">
      <style:text-properties officeooo:rsid="000f08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2 Trabalho de Sistemas Distribuídos</text:p>
      <text:p text:style-name="P1">Por: Carlos Palma 46520</text:p>
      <text:p text:style-name="P2"/>
      <text:p text:style-name="P3">Introdução</text:p>
      <text:p text:style-name="P23"><text:span text:style-name="T3">Foi pedido pelo professor José Saias a elaboração de um sistema para gerir os anúncios de quartos para arrendamento mas desta vez com arquitetura distribuída </text:span><text:span text:style-name="T4">e</text:span><text:span text:style-name="T3"> com as seguintes características:</text:span></text:p>
      <text:p text:style-name="P23"><text:span text:style-name="T3"/></text:p>
      <text:p text:style-name="P33">1. Cliente geral</text:p>
      <text:p text:style-name="P23"><text:span text:style-name="T1">a) Registar novo anúncios (oferta ou procura), sendo que o anúncio fica em estado inativo até ser </text:span>aprovado pelo gestor. O sistema atribui um novo código único, que será devolvido como resultado da operação. Cada anúncio terá localização, preço, género, data, anunciante, tipologia (quarto, T0, T1…) e poderá ser de oferta de alojamento, ou de procura. Tem ainda um estado (inativo, ativo), preço e descrição.</text:p>
      <text:p text:style-name="P23">b) Listar anúncios (com estado ativo) de ambos os tipos.</text:p>
      <text:p text:style-name="P23">c) Procurar anúncios, enviando texto a pesquisar na descrição, e opcionalmente uma localização.</text:p>
      <text:p text:style-name="P23">d) Obter todos os detalhes de um anúncio, dado o seu identificador (aid).</text:p>
      <text:p text:style-name="P23">e) Enviar nova mensagem ao anunciante, pelo identificador do anúncio (aid). E consultar as mensagens inseridas para um determinado anúncio (aid).</text:p>
      <text:p text:style-name="P23"/>
      <text:p text:style-name="P33">2. Cliente de Gestão</text:p>
      <text:p text:style-name="P33">a) Listar anúncios por estado.</text:p>
      <text:p text:style-name="P33">b) Aprovar um anúncio, ou alterar o estado de um anúncio (ativo/inativo).</text:p>
      <text:p text:style-name="P33"/>
      <text:p text:style-name="P23"><text:span text:style-name="T1">3. Serviço em backend (servidor)</text:span></text:p>
      <text:p text:style-name="P19"><text:span text:style-name="T17">a) Serviço para as operações a disponibilizar a cada cliente.</text:span></text:p>
      <text:p text:style-name="P19"><text:span text:style-name="T17">(nas listagens do cliente geral, mostrar apenas anúncio em estado ativo)</text:span></text:p>
      <text:p text:style-name="P19"><text:span text:style-name="T17">b) Armazenamento persistente de dados</text:span></text:p>
      <text:p text:style-name="P19"><text:span text:style-name="T17"/></text:p>
      <text:p text:style-name="P21"><text:span text:style-name="T17">O</text:span><text:span text:style-name="T16">utros aspectos:</text:span></text:p>
      <text:p text:style-name="P24"><text:span text:style-name="T14">Abstração dos detalhes de comunicação, usando formas de comunicação mencionadas nas aulas e não dependentes de uma tecnologia específica. </text:span></text:p>
      <text:p text:style-name="P24"><text:span text:style-name="T14">Armazenamento persistente com uma BD em Postgres.</text:span></text:p>
      <text:p text:style-name="P24"><text:span text:style-name="T14">A interação pode fazer-se com uma aplicação de linha de comandos.</text:span></text:p>
      <text:p text:style-name="P20"><text:span text:style-name="T17">Quaisquer parâmetros de configuração devem estar fora do código, sendo passados como argumento à aplicação ou lidos de um ficheiro de propriedades (ver java.util.Properties). </text:span></text:p>
      <text:p text:style-name="P20"><text:span text:style-name="T17">A solução implementada deve ser compatível com a plataforma de alunos.di.uevora.pt.</text:span></text:p>
      <text:p text:style-name="P20"><text:span text:style-name="T17"/></text:p>
      <text:p text:style-name="P4">Desenvolvimento</text:p>
      <text:p text:style-name="P24"><text:span text:style-name="T4">De formo a ir ao encontro daquilo que foi pedido resolvi criar um </text:span><text:span text:style-name="T5">projeto</text:span><text:span text:style-name="T4"> em Java, utilizando REST com </text:span><text:span text:style-name="T5">o</text:span><text:span text:style-name="T4"> framework Jersey, este trabalho foi maioritariamente baseado na atividade 11.1 desenvolvida na aula em que é usad</text:span><text:span text:style-name="T5">o</text:span><text:span text:style-name="T4"> Jersey que é um framework Java que implementa Java API for RESTful Web Services (JAX-RS) para a construção de serviços RESTful.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4"><text:soft-page-break/>Classes</text:p>
      <text:list xml:id="list2475412384" text:style-name="L1">
        <text:list-item>
          <text:p text:style-name="P7"><text:span text:style-name="T23">C</text:span><text:span text:style-name="T22">liente_geral - Classe responsável pela implementação da interface de cliente geral e realização dos pedidos.</text:span></text:p>
        </text:list-item>
        <text:list-item>
          <text:p text:style-name="P7"><text:span text:style-name="T22">Cliente_gestão - Classe responsável pela implementação da interface de cliente de gestão e realização dos pedidos.</text:span></text:p>
        </text:list-item>
        <text:list-item>
          <text:p text:style-name="P7"><text:span text:style-name="T22">Anuncio – <text:s/>Classe responsável pela representação de um anuncio.</text:span></text:p>
        </text:list-item>
        <text:list-item>
          <text:p text:style-name="P7"><text:span text:style-name="T22">AnuncioResource – Classe responsável pelo tratamento e atendimento dos pedidos das classes Cliente_geral e Cliente_gestão.</text:span></text:p>
        </text:list-item>
        <text:list-item>
          <text:p text:style-name="P7"><text:span text:style-name="T22">DbOperations – Classe responsável pelas interações com a base de dados, realiza consultas e inserts.</text:span></text:p>
        </text:list-item>
        <text:list-item>
          <text:p text:style-name="P7"><text:span text:style-name="T22">MainAppServer – Classe responsável pela representação do servidor.</text:span></text:p>
        </text:list-item>
        <text:list-item>
          <text:p text:style-name="P7"><text:span text:style-name="T22">Mensagem – Classe responsável pela representação de uma mensagem.</text:span></text:p>
        </text:list-item>
        <text:list-item>
          <text:p text:style-name="P7"><text:span text:style-name="T22">PostgresConnector – Classe responsável pela ligação à base de dados.</text:span></text:p>
        </text:list-item>
      </text:list>
      <text:p text:style-name="P8"><text:span text:style-name="T22"/></text:p>
      <text:p text:style-name="P8"><text:span text:style-name="T22"/></text:p>
      <text:p text:style-name="P5"><text:span text:style-name="T19">M</text:span>étodos</text:p>
      <text:p text:style-name="P11">Irei de seguida resumir aquilo que acontece em cada método de cada classe:</text:p>
      <text:p text:style-name="P11"/>
      <text:p text:style-name="P9">Cliente_geral:</text:p>
      <text:list xml:id="list590116816" text:style-name="L2">
        <text:list-item>
          <text:p text:style-name="P12">menu - Mostra ao utilizador o menu de opções e lê a opção escolhida pelo utilizador.</text:p>
        </text:list-item>
        <text:list-item>
          <text:p text:style-name="P25"><text:span text:style-name="T7">postAnuncio – Abre uma conexão HTTP e realiza um pedido POST ao servidor de modo a registar um novo anuncio </text:span><text:span text:style-name="T8">com base nos argumentos recebidos</text:span><text:span text:style-name="T7"> </text:span><text:bookmark-start text:name="__DdeLink__0_2857688941"/><text:span text:style-name="T7">recorrendo a json</text:span><text:bookmark-end text:name="__DdeLink__0_2857688941"/><text:span text:style-name="T7">.</text:span></text:p>
        </text:list-item>
        <text:list-item>
          <text:p text:style-name="P12">getAnuncios - <text:s/><text:bookmark-start text:name="__DdeLink__5_2857688941"/>Abre uma conexão HTTP e realiza um pedido GET ao servidor de forma a obter os anuncios com estado ativo recorrendo a json.<text:bookmark-end text:name="__DdeLink__5_2857688941"/></text:p>
        </text:list-item>
        <text:list-item>
          <text:p text:style-name="P12">getAnunciosTipo – Abre uma conexão HTTP e realiza um pedido GET ao servidor de forma a obter os anuncios ativos de um certo tipo <text:s/>recorrendo a json.</text:p>
        </text:list-item>
        <text:list-item>
          <text:p text:style-name="P12">procurarAnuncios –<text:bookmark-start text:name="__DdeLink__2_2857688941"/> Abre uma conexão HTTP e realiza um pedido GET ao servidor de forma a obter os anuncios ativos com base nos argumentos recebidos, descrição e localização <text:s/>recorrendo a json.<text:bookmark-end text:name="__DdeLink__2_2857688941"/></text:p>
        </text:list-item>
        <text:list-item>
          <text:p text:style-name="P25"><text:span text:style-name="T7">procurarAnuncioAid – <text:s/>Abre uma conexão HTTP e realiza um pedido GET ao servidor de forma a obter os anuncios ativos com base no argumento recebido, aid recorrendo a json. </text:span></text:p>
        </text:list-item>
        <text:list-item>
          <text:p text:style-name="P25"><text:span text:style-name="T8">p</text:span><text:span text:style-name="T7">ostMensagem - <text:s/>Abre uma conexão HTTP e realiza um pedido POST ao servidor de forma a </text:span><text:span text:style-name="T8">registar uma nova mensagem com base nos argumentos recebidos recorrendo a json.</text:span></text:p>
        </text:list-item>
        <text:list-item>
          <text:p text:style-name="P37"><text:span text:style-name="T6">consultarMensagemsPorAid - </text:span><text:span text:style-name="T7"><text:s/>Abre uma conexão HTTP e realiza um pedido GET ao servidor de forma a obter </text:span><text:span text:style-name="T6">as mensagens</text:span><text:span text:style-name="T7"> com base no </text:span><text:span text:style-name="T6">aid recebido como argumento</text:span><text:span text:style-name="T7"> recorrendo a json.</text:span></text:p>
        </text:list-item>
        <text:list-item>
          <text:p text:style-name="P26"><text:span text:style-name="T8">main – </text:span><text:bookmark-start text:name="__DdeLink__8_2857688941"/><text:span text:style-name="T8">Responsável por realizar as interações com o utilizador, chama o método menu e consoante a opção escolhida pelo utilizador recorre a um switch para escolher o método a utilizar e ler os inputs do utilizador.</text:span><text:bookmark-end text:name="__DdeLink__8_2857688941"/></text:p>
        </text:list-item>
      </text:list>
      <text:p text:style-name="P34"><text:span text:style-name="T2"/></text:p>
      <text:p text:style-name="P34"><text:span text:style-name="T2">Cliente_gestao</text:span></text:p>
      <text:list xml:id="list2153438924" text:style-name="L3">
        <text:list-item>
          <text:p text:style-name="P13">menu - Mostra ao utilizador o menu de opções e lê a opção escolhida pelo utilizador.</text:p>
        </text:list-item>
        <text:list-item>
          <text:p text:style-name="P14">getAnunciosAtivos- <text:span text:style-name="T24">Abre uma conexão HTTP e realiza um pedido GET ao servidor de forma a obter os anuncios com estado ativo recorrendo a json.</text:span></text:p>
        </text:list-item>
        <text:list-item>
          <text:p text:style-name="P27"><text:span text:style-name="T8">getAnunciosInativos - </text:span><text:span text:style-name="T7">Abre uma conexão HTTP e realiza um pedido GET ao servidor de forma a obter os anuncios com estado </text:span><text:span text:style-name="T8">inativo</text:span><text:span text:style-name="T7"> recorrendo a json.</text:span></text:p>
        </text:list-item>
        <text:list-item>
          <text:p text:style-name="P27"><text:span text:style-name="T8">ativarAnuncio - </text:span><text:span text:style-name="T7">Abre uma conexão HTTP e realiza um pedido GET ao servidor de forma a </text:span><text:span text:style-name="T8">alterar o estado de um anuncio para ativo com base no argumento aid recebido,</text:span><text:span text:style-name="T7"> recorrendo a json.</text:span></text:p>
        </text:list-item>
        <text:list-item>
          <text:p text:style-name="P39"><text:soft-page-break/><text:span text:style-name="T6">desativarAnuncio - </text:span><text:span text:style-name="T7">Abre uma conexão HTTP e realiza um pedido GET ao servidor de forma a </text:span><text:span text:style-name="T6">alterar o estado de um anuncio para inativo com base no argumento aid recebido,</text:span><text:span text:style-name="T7"> recorrendo a json.</text:span></text:p>
        </text:list-item>
        <text:list-item>
          <text:p text:style-name="P39"><text:span text:style-name="T6">main - Responsável por realizar as interações com o utilizador, chama o método menu e consoante a opção escolhida pelo utilizador recorre a um switch para escolher o método a utilizar e ler os inputs do utilizador.</text:span></text:p>
        </text:list-item>
      </text:list>
      <text:p text:style-name="P38"><text:span text:style-name="T6"/></text:p>
      <text:p text:style-name="P34"><text:span text:style-name="T2">Anuncio</text:span><text:span text:style-name="T6"> </text:span></text:p>
      <text:list xml:id="list1980421259" text:style-name="L4">
        <text:list-item>
          <text:p text:style-name="P28"><text:span text:style-name="T8">Não vou detalhar completamente todos os métodos desta classe pois consiste na maioria em variáveis, construtores, gets e setters com aquilo que é necessário para representar um anuncio.</text:span></text:p>
          <text:p text:style-name="P28"><text:span text:style-name="T8"/></text:p>
        </text:list-item>
      </text:list>
      <text:p text:style-name="P34"><text:span text:style-name="T2">Mensagem</text:span></text:p>
      <text:list xml:id="list659008584" text:style-name="L5">
        <text:list-item>
          <text:p text:style-name="P35"><text:span text:style-name="T6">Não vou detalhar completamente todos os métodos desta classe pois consiste na maioria em variáveis, construtores, gets e setters com aquilo que é necessário para representar uma mensagem.</text:span></text:p>
          <text:p text:style-name="P35"><text:span text:style-name="T6"/></text:p>
        </text:list-item>
      </text:list>
      <text:p text:style-name="P34"><text:span text:style-name="T2">AnuncioResource</text:span></text:p>
      <text:list xml:id="list1168915995" text:style-name="L6">
        <text:list-item>
          <text:p text:style-name="P40"><text:span text:style-name="T2">criarAnuncio – Retorna um bool true ou false dependendo do sucesso da operação de inserção do anuncio na base de dados recorrendo ao método registarAnuncio de dbOperations enviando o anuncio recebido como argumento.</text:span></text:p>
        </text:list-item>
        <text:list-item>
          <text:p text:style-name="P40"><text:bookmark-start text:name="__DdeLink__11_2857688941"/><text:span text:style-name="T2">listaAnunciosAtivos – Retorna uma lista de anúncios ativos recorrendo ao método listarAnuncios de dbOperations enviando a string “ativo” a indicar o estado pretendido.</text:span><text:bookmark-end text:name="__DdeLink__11_2857688941"/></text:p>
        </text:list-item>
        <text:list-item>
          <text:p text:style-name="P29"><text:span text:style-name="T9">listaAnunciosInativos – Retorna uma lista de anúncios inativos recorrendo ao método listarAnuncios de dbOperations enviando a string “inativo” a indicar o estado pretendido.</text:span></text:p>
        </text:list-item>
        <text:list-item>
          <text:p text:style-name="P43"><text:span text:style-name="T6">listarAnunciosTipo - Retorna uma lista de anúncios recorrendo ao metodo listarAnunciosPorTipo de dbOperations enviando a string tipo recebida como argumento.</text:span></text:p>
        </text:list-item>
        <text:list-item>
          <text:p text:style-name="P29"><text:span text:style-name="T9">porcurarAnuncios - Retorna uma lista de anúncios recorrendo ao metodo procurarAnuncio de dbOperations enviando as strings descricao e localizacao recebidas como argumento.</text:span></text:p>
        </text:list-item>
        <text:list-item>
          <text:p text:style-name="P29"><text:bookmark-start text:name="__DdeLink__15_2857688941"/><text:span text:style-name="T9">ativarAnuncio - Retorna um bool true ou false dependendo do sucesso da operação de alteração do estado de um anuncio na base de dados recorrendo ao método ativarAnuncio de dbOperations enviando a string aid recebida como argumento.</text:span><text:bookmark-end text:name="__DdeLink__15_2857688941"/></text:p>
        </text:list-item>
        <text:list-item>
          <text:p text:style-name="P29"><text:span text:style-name="T9">desativarAnuncio - Retorna um bool true ou false dependendo do sucesso da operação de alteração do estado de um anuncio na base de dados recorrendo ao método desativarAnuncio de dbOperations enviando a string aid recebida como argumento.</text:span></text:p>
        </text:list-item>
        <text:list-item>
          <text:p text:style-name="P29"><text:span text:style-name="T9">enviarMensagem - Retorna um bool true ou false dependendo do sucesso da operação de </text:span><text:span text:style-name="T10">inserção de uma mensagem</text:span><text:span text:style-name="T9"> na base de dados recorrendo ao método </text:span><text:span text:style-name="T10">enviarMensagem</text:span><text:span text:style-name="T9"> de dbOperations enviando </text:span><text:span text:style-name="T10">mensagem</text:span><text:span text:style-name="T9"> recebida como argumento.</text:span></text:p>
        </text:list-item>
        <text:list-item>
          <text:p text:style-name="P15">consultarMensagens – Retorna uma lista de mensagens recorrendo ao método consultarMensagens de dbOperations enviando a string aid que foi recebida como argumento.</text:p>
        </text:list-item>
      </text:list>
      <text:p text:style-name="P16"/>
      <text:p text:style-name="P10">DbOperations</text:p>
      <text:list xml:id="list2184417856" text:style-name="L7">
        <text:list-item>
          <text:p text:style-name="P17">setDbProperties – Recorre ao ficheiro de configurações da bd de forma a obter as informações necessárias para realizar a ligação à base de dados.</text:p>
        </text:list-item>
        <text:list-item>
          <text:p text:style-name="P30"><text:span text:style-name="T11">registarAnuncio - <text:s/></text:span><text:bookmark-start text:name="__DdeLink__21_2857688941"/><text:span text:style-name="T11">Recebe </text:span><text:span text:style-name="T12">um</text:span><text:span text:style-name="T11"> anuncio </text:span><text:span text:style-name="T12">como</text:span><text:span text:style-name="T11"> argumento e utiliza o mesmo de forma a realizar um insert na base de dados com base no mesmo.</text:span><text:bookmark-end text:name="__DdeLink__21_2857688941"/></text:p>
        </text:list-item>
        <text:list-item>
          <text:p text:style-name="P44"><text:span text:style-name="T6">listarAnunciosPorTipo – Recebe uma string tipo como argumento e realiza um select na tabela anuncios da bd com o estado ativo e o tipo indicado retornando uma lista de todos os anuncios com esse estado e tipo.</text:span></text:p>
        </text:list-item>
        <text:list-item>
          <text:p text:style-name="P30"><text:soft-page-break/><text:span text:style-name="T11">listarAnuncios – Recebe uma string estado como argumento e realiza um select na tabela anuncios da bd com o estado indicado retornando uma lista de todos os anuncios com esse estado.</text:span></text:p>
        </text:list-item>
        <text:list-item>
          <text:p text:style-name="P30"><text:span text:style-name="T11">procurarAnuncio - Recebe duas strings descricao e localizacao como argumento e realiza um select na tabela anuncios da bd com o estado ativo e o tipo indicado retornando uma lista de todos os anuncios </text:span><text:span text:style-name="T12">que contem parte da string descricao na coluna descricao da tabela ou localizacao igual à localizacao recebida</text:span><text:span text:style-name="T11">.</text:span></text:p>
        </text:list-item>
        <text:list-item>
          <text:p text:style-name="P31"><text:span text:style-name="T12">procurarPorAid – Recebe um inteiro aid como argumento e com base no mesmo realiza um select retornando uma lista com o anuncio com aquele aid.</text:span></text:p>
        </text:list-item>
        <text:list-item>
          <text:p text:style-name="P45"><text:span text:style-name="T6">ativarAnuncio – Recebe uma string aid e como argumento e com base no mesmo realiza um update colocando o estado como ativo na linha que tem o aid recebido.</text:span></text:p>
        </text:list-item>
        <text:list-item>
          <text:p text:style-name="P31"><text:span text:style-name="T12">desativarAnuncio - Recebe uma string aid e como argumento e com base no mesmo realiza um update colocando o estado como inativo na linha que tem o aid recebido.</text:span></text:p>
        </text:list-item>
        <text:list-item>
          <text:p text:style-name="P45"><text:span text:style-name="T6">enviarMensagem - </text:span><text:span text:style-name="T11">Recebe </text:span><text:span text:style-name="T6">uma mensagem</text:span><text:span text:style-name="T11"> </text:span><text:span text:style-name="T6">como</text:span><text:span text:style-name="T11"> argumento e utiliza o mesmo de forma a realizar um insert na base de dados com base no mesmo.</text:span></text:p>
        </text:list-item>
        <text:list-item>
          <text:p text:style-name="P45"><text:span text:style-name="T6">consultarMensagens – Recebe uma string aid como argumento e com base na mesma realiza um select na tabela mensagens retornando uma lista das mensagens que têm aquele aid.</text:span></text:p>
        </text:list-item>
      </text:list>
      <text:p text:style-name="P46"><text:span text:style-name="T6"/></text:p>
      <text:p text:style-name="P36"><text:span text:style-name="T2">MainAppServer</text:span></text:p>
      <text:p text:style-name="P36"><text:span text:style-name="T2"/></text:p>
      <text:list xml:id="list3956902376" text:style-name="L8">
        <text:list-item>
          <text:p text:style-name="P41"><text:span text:style-name="T2">getBaseURI – Devolve o URI onde vai ficar o serviço.</text:span></text:p>
        </text:list-item>
        <text:list-item>
          <text:p text:style-name="P41"><text:span text:style-name="T2">startServer – Ativa um serviço com os REST resources existentes neste pacote.</text:span></text:p>
        </text:list-item>
      </text:list>
      <text:p text:style-name="P42"><text:span text:style-name="T2"/></text:p>
      <text:p text:style-name="P18"><text:span text:style-name="T2"/></text:p>
      <text:p text:style-name="P6">Tabelas e base de dados</text:p>
      <text:p text:style-name="P6"/>
      <text:p text:style-name="P42"><text:span text:style-name="T2">Foram criadas as seguintes tabelas para representação dos anuncios e mensagens na base de dados, adicionei as mesmas a uma pasta no projecto para facilitar a criação das mesmas caso seja necessário.</text:span></text:p>
      <text:p text:style-name="P42"><text:span text:style-name="T2"/></text:p>
      <text:p text:style-name="P22"><text:span text:style-name="T18">CREATE TABLE anuncios (</text:span></text:p>
      <text:p text:style-name="P22"><text:span text:style-name="T18"><text:s text:c="4"/>aid serial PRIMARY KEY,</text:span></text:p>
      <text:p text:style-name="P22"><text:span text:style-name="T18"><text:s text:c="4"/>estado varchar(10) NOT NULL,</text:span></text:p>
      <text:p text:style-name="P22"><text:span text:style-name="T18"><text:s text:c="4"/>tipo varchar(10) NOT NULL,</text:span></text:p>
      <text:p text:style-name="P22"><text:span text:style-name="T18"><text:s text:c="4"/>tipologia varchar(10) NOT NULL,</text:span></text:p>
      <text:p text:style-name="P22"><text:span text:style-name="T18"><text:s text:c="4"/>genero varchar(15) NOT NULL,</text:span></text:p>
      <text:p text:style-name="P22"><text:span text:style-name="T18"><text:s text:c="4"/>descricao varchar(500),</text:span></text:p>
      <text:p text:style-name="P22"><text:span text:style-name="T18"><text:s text:c="4"/>preco varchar(100),</text:span></text:p>
      <text:p text:style-name="P22"><text:span text:style-name="T18"><text:s text:c="4"/>anunciante varchar(10) NOT NULL,</text:span></text:p>
      <text:p text:style-name="P22"><text:span text:style-name="T18"><text:s text:c="4"/>contacto varchar(50),</text:span></text:p>
      <text:p text:style-name="P22"><text:span text:style-name="T18"><text:s text:c="4"/>localizacao varchar(50),</text:span></text:p>
      <text:p text:style-name="P22"><text:span text:style-name="T18"><text:s text:c="4"/>data varchar(50) NOT NULL</text:span></text:p>
      <text:p text:style-name="P22"><text:span text:style-name="T18">);</text:span></text:p>
      <text:p text:style-name="P22"><text:span text:style-name="T18"/></text:p>
      <text:p text:style-name="P22"><text:span text:style-name="T18">CREATE TABLE mensagens(</text:span></text:p>
      <text:p text:style-name="P22"><text:span text:style-name="T18"><text:s text:c="4"/>aid integer,</text:span></text:p>
      <text:p text:style-name="P22"><text:span text:style-name="T18"><text:s text:c="4"/>remetente varchar(20),</text:span></text:p>
      <text:p text:style-name="P22"><text:span text:style-name="T18"><text:s text:c="4"/>mensagem varchar(500),</text:span></text:p>
      <text:p text:style-name="P22"><text:span text:style-name="T18"><text:s text:c="4"/>FOREIGN KEY (aid) REFERENCES anuncios(aid)</text:span></text:p>
      <text:p text:style-name="P22"><text:span text:style-name="T18">);</text:span></text:p>
      <text:p text:style-name="P42"><text:span text:style-name="T2"/></text:p>
      <text:p text:style-name="P42"><text:soft-page-break/><text:span text:style-name="T2"/></text:p>
      <text:p text:style-name="P24"><text:span text:style-name="T20"><text:s/></text:span><text:span text:style-name="T21">Extras</text:span></text:p>
      <text:p text:style-name="P32"><text:span text:style-name="T13">Foi implementada alguma redundância no backend/servidor, para reforçar a disponibilidade do serviço, tolerando falhas, para tal o serviço é iniciado em vários URI’s.</text:span></text:p>
      <text:p text:style-name="P32"><text:span text:style-name="T13"/></text:p>
      <text:p text:style-name="P6">Conclusão</text:p>
      <text:p text:style-name="P18">Mais uma vez tratou-se de um trabalho super desafiante e divertido de elaborar, sempre que existe uma questão também existe uma resposta nos recursos fornecidos pelo professor, seja aulas teóricas ou práticas o que sem duvida facilita bastante o nosso trabalho. Fiquei triste por não conseguir implementar todos os extras propostos mas em suma acredito que <text:span text:style-name="T25">se trata de um bom </text:span>trabalho <text:span text:style-name="T25">pois </text:span>faz tudo aquilo que é pedido com base.</text:p>
      <text:p text:style-name="P24"><text:span text:style-name="T4"/></text:p>
      <text:p text:style-name="P2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14:33:20.360659113</meta:creation-date>
    <dc:date>2023-01-05T16:12:04.578699472</dc:date>
    <meta:editing-duration>PT11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08" meta:word-count="1734" meta:character-count="10897" meta:non-whitespace-character-count="9221"/>
  </office:meta>
</office:document-meta>
</file>